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491cm"/>
    </style:style>
    <style:style style:name="gr17" style:family="graphic" style:parent-style-name="standard">
      <style:graphic-properties draw:stroke="none" svg:stroke-color="#000000" draw:fill="none" draw:fill-color="#ffffff" fo:min-height="0.367cm"/>
    </style:style>
    <style:style style:name="gr18" style:family="graphic" style:parent-style-name="standard">
      <style:graphic-properties draw:stroke="none" svg:stroke-color="#000000" draw:fill="none" draw:fill-color="#ffffff" fo:min-height="0.162cm"/>
    </style:style>
    <style:style style:name="gr19" style:family="graphic" style:parent-style-name="standard">
      <style:graphic-properties draw:stroke="none" svg:stroke-color="#000000" draw:fill="none" draw:fill-color="#ffffff" fo:min-height="0.668cm"/>
    </style:style>
    <style:style style:name="gr20" style:family="graphic" style:parent-style-name="standard">
      <style:graphic-properties draw:stroke="none" svg:stroke-color="#000000" draw:fill="none" draw:fill-color="#ffffff" fo:min-height="0.8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7.149cm" svg:height="3.547cm" svg:x="2.266cm" svg:y="9.763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5" draw:id="id15" draw:layer="layout" svg:width="5.705cm" svg:height="2.712cm" svg:x="13.124cm" svg:y="4.434cm">
          <text:p><text:span text:style-name="T1">Interpolac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4.245cm" svg:height="2.428cm" svg:x="8.182cm" svg:y="4.302cm">
          <text:p><text:span text:style-name="T1">Generování čas. oken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4.683cm" svg:height="6.762cm" svg:x="14.621cm" svg:y="1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1.25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2.436cm" svg:height="1.044cm" svg:x="3.502cm" svg:y="11.462cm">
          <text:p text:style-name="P3"><text:span text:style-name="T1">Data</text:span></text:p>
          <text:p text:style-name="P3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12.608cm" svg:height="2.436cm" svg:x="6.426cm" svg:y="10.557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1" draw:id="id21" draw:layer="layout" svg:width="17.147cm" svg:height="4.733cm" svg:x="2.406cm" svg:y="3.667cm">
          <text:p><text:span text:style-name="T1">Modul r.mwprecip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xml:id="id3" draw:id="id3" draw:layer="layout" svg:width="1.601cm" svg:height="1.392cm" svg:x="4.91cm" svg:y="6.591cm">
          <text:p text:style-name="P3"><text:span text:style-name="T1">Výpočet</text:span></text:p>
          <text:p text:style-name="P3"><text:span text:style-name="T1">sráž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2.853cm" svg:height="2.436cm" svg:x="3.224cm" svg:y="10.557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line-skew="0cm -0.135cm" svg:x1="8.383cm" svg:y1="11.392cm" svg:x2="8.601cm" svg:y2="5.719cm" draw:start-shape="id1" draw:start-glue-point="4" draw:end-shape="id2" draw:end-glue-point="3" svg:d="m8383 11392v-2645h-419v-3028h637" svg:viewBox="0 0 638 5674">
          <text:p/>
        </draw:connector>
        <draw:custom-shape draw:style-name="gr5" draw:text-style-name="P2" xml:id="id1" draw:id="id1" draw:layer="layout" svg:width="2.577cm" svg:height="1.184cm" svg:x="6.772cm" svg:y="11.392cm">
          <text:p text:style-name="P3"><text:span text:style-name="T1">Intenzity</text:span></text:p>
          <text:p text:style-name="P3"><text:span text:style-name="T1">sráže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784cm" svg:height="1.184cm" svg:x="9.001cm" svg:y="11.392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7" draw:text-style-name="P2" draw:layer="layout" draw:line-skew="-0.235cm" svg:x1="5.71cm" svg:y1="7.983cm" svg:x2="4.72cm" svg:y2="11.462cm" draw:start-shape="id3" draw:start-glue-point="2" draw:end-shape="id4" draw:end-glue-point="5" svg:d="m5710 7983v1505h-990v1974" svg:viewBox="0 0 991 3480">
          <text:p/>
        </draw:connector>
        <draw:custom-shape draw:style-name="gr6" draw:text-style-name="P2" xml:id="id2" draw:id="id2" draw:layer="layout" svg:width="1.113cm" svg:height="0.767cm" svg:x="8.601cm" svg:y="5.336cm">
          <text:p text:style-name="P3"><text:span text:style-name="T1">M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018cm" svg:height="0.767cm" svg:x="9.992cm" svg:y="5.336cm">
          <text:p text:style-name="P3"><text:span text:style-name="T1">Srážkomě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53cm" svg:height="1.185cm" svg:x="9.156cm" svg:y="1.788cm">
          <text:p text:style-name="P3"><text:span text:style-name="T1">Srážkové</text:span></text:p>
          <text:p text:style-name="P3"><text:span text:style-name="T1">řad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line-skew="-1.024cm" svg:x1="11.001cm" svg:y1="6.103cm" svg:x2="13.211cm" svg:y2="11.254cm" draw:start-shape="id5" draw:start-glue-point="2" draw:end-shape="id6" draw:end-glue-point="5" svg:d="m11001 6103v1551h2210v3600" svg:viewBox="0 0 2211 5152">
          <text:p/>
        </draw:connector>
        <draw:connector draw:style-name="gr7" draw:text-style-name="P2" draw:layer="layout" svg:x1="9.921cm" svg:y1="2.973cm" svg:x2="11.001cm" svg:y2="5.336cm" draw:start-shape="id7" draw:start-glue-point="6" draw:end-shape="id5" draw:end-glue-point="0" svg:d="m9921 2973v1181h1080v1182" svg:viewBox="0 0 1081 2364">
          <text:p/>
        </draw:connector>
        <draw:custom-shape draw:style-name="gr4" draw:text-style-name="P2" xml:id="id6" draw:id="id6" draw:layer="layout" svg:width="2.852cm" svg:height="1.182cm" svg:x="11.785cm" svg:y="11.25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9.157cm" svg:y1="6.103cm" svg:x2="10.671cm" svg:y2="11.254cm" draw:start-shape="id2" draw:end-shape="id8" draw:end-glue-point="5" svg:d="m9157 6103v2575h1514v2576" svg:viewBox="0 0 1515 5152">
          <text:p/>
        </draw:connector>
        <draw:custom-shape draw:style-name="gr5" draw:text-style-name="P4" draw:layer="layout" svg:width="2.784cm" svg:height="1.183cm" svg:x="9.001cm" svg:y="11.393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853cm" svg:height="1.184cm" svg:x="11.506cm" svg:y="11.392cm">
          <text:p text:style-name="P3"><text:span text:style-name="T1">Čas. okna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-1.104cm" svg:x1="13.568cm" svg:y1="11.254cm" svg:x2="14.689cm" svg:y2="6.451cm" draw:start-shape="id6" draw:start-glue-point="4" draw:end-shape="id9" draw:end-glue-point="2" svg:d="m13568 11254v-3505h1121v-1298" svg:viewBox="0 0 1122 4804">
          <text:p/>
        </draw:connector>
        <draw:custom-shape draw:style-name="gr6" draw:text-style-name="P2" xml:id="id10" draw:id="id10" draw:layer="layout" svg:width="1.601cm" svg:height="1.393cm" svg:x="3.381cm" svg:y="4.572cm">
          <text:p text:style-name="P3"><text:span text:style-name="T1">Příprava</text:span></text:p>
          <text:p text:style-name="P3"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.181cm" svg:y1="5.965cm" svg:x2="2.266cm" svg:y2="11.536cm" draw:start-shape="id10" draw:start-glue-point="2" draw:end-shape="id11" draw:end-glue-point="3" svg:d="m4181 5965v1898h-2417v3673h502" svg:viewBox="0 0 2418 5572">
          <text:p/>
        </draw:connector>
        <draw:custom-shape draw:style-name="gr9" draw:text-style-name="P1" draw:layer="layout" svg:width="8.212cm" svg:height="2.505cm" svg:x="5.572cm" svg:y="18.053cm">
          <text:p><text:span text:style-name="T1">GRASS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xml:id="id14" draw:id="id14" draw:layer="layout" svg:width="1.325cm" svg:height="1.391cm" svg:x="6.169cm" svg:y="18.75cm">
          <text:p text:style-name="P3"><text:span text:style-name="T1">MV </text:span></text:p>
          <text:p text:style-name="P3"><text:span text:style-name="T1">Ra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8" draw:id="id18" draw:layer="layout" svg:width="1.26cm" svg:height="1.391cm" svg:x="8.021cm" svg:y="18.75cm">
          <text:p text:style-name="P3"><text:span text:style-name="T1"/></text:p>
          <text:p text:style-name="P3"><text:span text:style-name="T1">MV</text:span></text:p>
          <text:p text:style-name="P3"><text:span text:style-name="T1">lini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1.325cm" svg:height="1.391cm" svg:x="9.612cm" svg:y="18.75cm">
          <text:p text:style-name="P3"><text:span text:style-name="T1"/></text:p>
          <text:p text:style-name="P3"><text:span text:style-name="T1">MV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2.018cm" svg:height="1.182cm" svg:x="13.68cm" svg:y="5.269cm">
          <text:p text:style-name="P3"><text:span text:style-name="T1">Plošné</text:span></text:p>
          <text:p text:style-name="P3"><text:span text:style-name="T1">interpo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2" draw:id="id12" draw:layer="layout" svg:width="2.018cm" svg:height="1.182cm" svg:x="16.116cm" svg:y="5.269cm">
          <text:p text:style-name="P3"><text:span text:style-name="T1">Nahrazení</text:span></text:p>
          <text:p text:style-name="P3"><text:span text:style-name="T1">spojů</text:span></text:p>
          <text:p text:style-name="P3"><text:span text:style-name="T1">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3" draw:id="id13" draw:layer="layout" svg:width="2.576cm" svg:height="1.184cm" svg:x="16.288cm" svg:y="11.373cm">
          <text:p text:style-name="P3"><text:span text:style-name="T1">Body MV</text:span></text:p>
          <text:p text:style-name="P3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line-skew="-1.127cm" svg:x1="17.125cm" svg:y1="6.451cm" svg:x2="17.898cm" svg:y2="11.373cm" draw:start-shape="id12" draw:start-glue-point="2" draw:end-shape="id13" draw:end-glue-point="4" svg:d="m17125 6451v1335h773v3587" svg:viewBox="0 0 774 4923">
          <text:p/>
        </draw:connector>
        <draw:connector draw:style-name="gr11" draw:text-style-name="P2" draw:layer="layout" draw:line-skew="0.254cm" svg:x1="17.576cm" svg:y1="11.373cm" svg:x2="14.689cm" svg:y2="6.451cm" draw:start-shape="id13" draw:start-glue-point="5" draw:end-shape="id9" svg:d="m17576 11373v-2207h-2887v-2715" svg:viewBox="0 0 2888 4923">
          <text:p/>
        </draw:connector>
        <draw:connector draw:style-name="gr11" draw:text-style-name="P2" draw:layer="layout" draw:line-skew="-1.271cm -4.193cm" svg:x1="14.689cm" svg:y1="5.269cm" svg:x2="6.169cm" svg:y2="19.445cm" draw:start-shape="id9" draw:start-glue-point="0" draw:end-shape="id14" draw:end-glue-point="3" svg:d="m14689 5269v-1772h-13215v15948h4695" svg:viewBox="0 0 13216 15949">
          <text:p/>
        </draw:connector>
        <draw:connector draw:style-name="gr11" draw:text-style-name="P2" draw:layer="layout" svg:x1="4.415cm" svg:y1="12.506cm" svg:x2="18.134cm" svg:y2="5.86cm" draw:start-shape="id4" draw:start-glue-point="7" draw:end-shape="id12" draw:end-glue-point="1" svg:d="m4415 12506v502h14220v-7148h-501" svg:viewBox="0 0 14221 7149">
          <text:p/>
        </draw:connector>
        <draw:custom-shape draw:style-name="gr5" draw:text-style-name="P2" xml:id="id16" draw:id="id16" draw:layer="layout" svg:width="2.366cm" svg:height="1.182cm" svg:x="15.836cm" svg:y="1.754cm">
          <text:p text:style-name="P3"><text:span text:style-name="T1">Konfig. soubor</text:span></text:p>
          <text:p text:style-name="P3"><text:span text:style-name="T1">pro TGRAS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" draw:layer="layout" svg:x1="15.976cm" svg:y1="4.434cm" svg:x2="17.019cm" svg:y2="2.936cm" draw:start-shape="id15" draw:start-glue-point="0" draw:end-shape="id16" draw:end-glue-point="6" svg:d="m15976 4434v-748h1043v-750" svg:viewBox="0 0 1044 1499">
          <text:p/>
        </draw:connector>
        <draw:connector draw:style-name="gr11" draw:text-style-name="P2" draw:layer="layout" svg:x1="4.65cm" svg:y1="12.993cm" svg:x2="8.651cm" svg:y2="18.75cm" draw:start-shape="id17" draw:start-glue-point="2" draw:end-shape="id18" draw:end-glue-point="0" svg:d="m4650 12993v2879h4001v2878" svg:viewBox="0 0 4002 5758">
          <text:p/>
        </draw:connector>
        <draw:connector draw:style-name="gr11" draw:text-style-name="P2" draw:layer="layout" draw:line-skew="0.292cm -1.842cm" svg:x1="18.542cm" svg:y1="11.965cm" svg:x2="10.274cm" svg:y2="18.75cm" draw:start-shape="id13" draw:start-glue-point="6" draw:end-shape="id19" draw:end-glue-point="0" svg:d="m18542 11965h1116v1847h-9384v4938" svg:viewBox="0 0 9385 6786">
          <text:p/>
        </draw:connector>
        <draw:custom-shape draw:style-name="gr12" draw:text-style-name="P2" xml:id="id20" draw:id="id20" draw:layer="layout" svg:width="1.486cm" svg:height="1.209cm" svg:x="3.424cm" svg:y="1.717cm">
          <text:p text:style-name="P3"><text:span text:style-name="T1">Spuštění</text:span></text:p>
          <text:p text:style-name="P3"><text:span text:style-name="T1">modu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5.669cm -0.675cm" svg:x1="4.167cm" svg:y1="2.926cm" svg:x2="2.406cm" svg:y2="6.033cm" draw:start-shape="id20" draw:start-glue-point="2" draw:end-shape="id21" draw:end-glue-point="3" svg:d="m4167 2926v306h-2938v2801h1177" svg:viewBox="0 0 2939 3108">
          <text:p/>
        </draw:connector>
        <draw:connector draw:style-name="gr13" draw:text-style-name="P2" draw:layer="layout" svg:x1="4.982cm" svg:y1="5.268cm" svg:x2="5.71cm" svg:y2="6.591cm" draw:start-shape="id10" draw:start-glue-point="1" draw:end-shape="id3" draw:end-glue-point="0" svg:d="m4982 5268h728v1323" svg:viewBox="0 0 729 1324">
          <text:p/>
        </draw:connector>
        <draw:connector draw:style-name="gr13" draw:text-style-name="P2" draw:layer="layout" svg:x1="6.511cm" svg:y1="7.287cm" svg:x2="8.182cm" svg:y2="5.516cm" draw:start-shape="id3" draw:start-glue-point="1" draw:end-shape="id22" draw:end-glue-point="3" svg:d="m6511 7287h835v-1771h836" svg:viewBox="0 0 1672 1772">
          <text:p/>
        </draw:connector>
        <draw:connector draw:style-name="gr13" draw:text-style-name="P2" draw:layer="layout" svg:x1="12.427cm" svg:y1="5.516cm" svg:x2="13.124cm" svg:y2="5.79cm" draw:start-shape="id22" draw:start-glue-point="1" draw:end-shape="id15" draw:end-glue-point="3" svg:d="m12427 5516h348v274h349" svg:viewBox="0 0 698 275">
          <text:p/>
        </draw:connector>
        <draw:custom-shape draw:style-name="gr10" draw:text-style-name="P2" xml:id="id24" draw:id="id24" draw:layer="layout" svg:width="1.945cm" svg:height="1.391cm" svg:x="11.269cm" svg:y="18.75cm">
          <text:p text:style-name="P3"><text:span text:style-name="T1"/></text:p>
          <text:p text:style-name="P3"><text:span text:style-name="T1">Srážkoměry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6.511cm" svg:y1="7.287cm" svg:x2="7.094cm" svg:y2="11.984cm" draw:start-shape="id3" draw:start-glue-point="1" draw:end-shape="id1" draw:end-glue-point="9" svg:d="m6511 7287h500v2401h-741v2296h824" svg:viewBox="0 0 825 4698">
          <text:p/>
        </draw:connector>
        <draw:connector draw:style-name="gr13" draw:text-style-name="P2" draw:layer="layout" svg:x1="2.406cm" svg:y1="6.033cm" svg:x2="3.381cm" svg:y2="5.268cm" draw:start-shape="id21" draw:start-glue-point="3" draw:end-shape="id10" draw:end-glue-point="3" svg:d="m2406 6033h-502v-765h1477" svg:viewBox="0 0 1478 766">
          <text:p/>
        </draw:connector>
        <draw:connector draw:style-name="gr11" draw:text-style-name="P2" draw:layer="layout" svg:x1="12.73cm" svg:y1="12.993cm" svg:x2="12.241cm" svg:y2="18.75cm" draw:start-shape="id23" draw:start-glue-point="2" draw:end-shape="id24" draw:end-glue-point="0" svg:d="m12730 12993v2879h-489v2878" svg:viewBox="0 0 490 5758">
          <text:p/>
        </draw:connector>
        <draw:line draw:style-name="gr11" draw:text-style-name="P2" draw:layer="layout" svg:x1="14.894cm" svg:y1="14.341cm" svg:x2="16.38cm" svg:y2="14.341cm">
          <text:p/>
        </draw:line>
        <draw:line draw:style-name="gr13" draw:text-style-name="P2" draw:layer="layout" svg:x1="14.894cm" svg:y1="15.173cm" svg:x2="16.38cm" svg:y2="15.173cm">
          <text:p/>
        </draw:line>
        <draw:custom-shape draw:style-name="gr14" draw:text-style-name="P2" draw:layer="layout" svg:width="0.795cm" svg:height="0.692cm" svg:x="15.24cm" svg:y="15.726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4.856cm" svg:y="16.722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018cm" svg:height="0.827cm" svg:x="15.128cm" svg:y="17.815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2cm" svg:height="0.885cm" svg:x="15.129cm" svg:y="19.236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3.148cm" svg:height="0.649cm" svg:x="16.549cm" svg:y="14.017cm">
          <draw:text-box>
            <text:p><text:span text:style-name="T1">Datový tok</text:span></text:p>
          </draw:text-box>
        </draw:frame>
        <draw:frame draw:style-name="gr16" draw:text-style-name="P1" draw:layer="layout" svg:width="2.47cm" svg:height="1.047cm" svg:x="16.549cm" svg:y="14.65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7" draw:text-style-name="P1" draw:layer="layout" svg:width="3.281cm" svg:height="1.047cm" svg:x="16.549cm" svg:y="15.549cm">
          <draw:text-box>
            <text:p><text:span text:style-name="T1">Hlavní funkce programu</text:span></text:p>
          </draw:text-box>
        </draw:frame>
        <draw:frame draw:style-name="gr18" draw:text-style-name="P1" draw:layer="layout" svg:width="3.148cm" svg:height="0.649cm" svg:x="16.549cm" svg:y="16.711cm">
          <draw:text-box>
            <text:p><text:span text:style-name="T1">DB. tabulky</text:span></text:p>
          </draw:text-box>
        </draw:frame>
        <draw:frame draw:style-name="gr19" draw:text-style-name="P1" draw:layer="layout" svg:width="2.033cm" svg:height="1.047cm" svg:x="16.549cm" svg:y="17.705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0" draw:text-style-name="P1" draw:layer="layout" svg:width="2.694cm" svg:height="1.843cm" svg:x="16.643cm" svg:y="18.757cm">
          <draw:text-box>
            <text:p><text:span text:style-name="T1">Použitelné</text:span></text:p>
            <text:p><text:span text:style-name="T1">datové výstupy pro GRASS</text:span></text:p>
          </draw:text-box>
        </draw:frame>
        <draw:custom-shape draw:style-name="gr5" draw:text-style-name="P2" xml:id="id25" draw:id="id25" draw:layer="layout" svg:width="2.576cm" svg:height="1.184cm" svg:x="14.115cm" svg:y="11.411cm">
          <text:p text:style-name="P3"><text:span text:style-name="T1">Body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line-skew="0.655cm" svg:x1="11.001cm" svg:y1="6.103cm" svg:x2="15.725cm" svg:y2="11.411cm" draw:start-shape="id5" draw:start-glue-point="2" draw:end-shape="id25" draw:end-glue-point="4" svg:d="m11001 6103v3309h4724v1999" svg:viewBox="0 0 4725 5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3:36:11.422707862</dc:date>
    <dc:creator>matt </dc:creator>
    <meta:editing-duration>PT2H14M40S</meta:editing-duration>
    <meta:editing-cycles>10</meta:editing-cycles>
    <meta:generator>LibreOffice/4.1.3.2$Linux_X86_64 LibreOffice_project/410m0$Build-2</meta:generator>
    <meta:document-statistic meta:object-count="65"/>
  </office:meta>
</office:document-meta>
</file>